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ubscription.renew( @ WebParam ( name = "Renew" , targetNamespace = "http://docs.oasis-open.org/wsn/b-2" , partName = "RenewRequest" ) Renew renew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ubscription.AbstractSubscription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ubscription.getCurren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ubscription.validateTerminationTime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Subscription.validateInitialTerminationTime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Subscription.resumeSubscription( @ WebParam ( name = "ResumeSubscription" , targetNamespace = "http://docs.oasis-open.org/wsn/b-2" , partName = "ResumeSubscriptionRequest" ) ResumeSubscription resumeSubscription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ubscription.getBro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ubscription.getTerminatio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ubscription.setBroker( AbstractNotificationBroker bro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ubscription.unsubscribe( @ WebParam ( name = "Unsubscribe" , targetNamespace = "http://docs.oasis-open.org/wsn/b-2" , partName = "UnsubscribeRequest" ) Unsubscribe unsubscribe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ubscription.unsubscrib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ubscription.crea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ubscription.pauseSubscription( @ WebParam ( name = "PauseSubscription" , targetNamespace = "http://docs.oasis-open.org/wsn/b-2" , partName = "PauseSubscriptionRequest" ) PauseSubscription pauseSubscription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ubscription.create( Subscribe subscribe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ubscription.parseTerminationTime(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bstractSubscription.setTerminationTime( XMLGregorianCalendar terminatio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ubscription.validateSubscription( Subscribe subscribeRequest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22">
            <text:p text:style-name="Table_20_Contents">22</text:p>
          </table:table-cell>
          <table:table-cell office:value-type="float" office:value="81">
            <text:p text:style-name="Table_20_Contents">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